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4" style:family="paragraph" style:parent-style-name="Text_20_body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color="#000000" style:font-name="Gill Sans MT_CCJU1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PCheader#%</text:p>
      <text:p text:style-name="P5"/>
      <text:p text:style-name="P5"/>
      <text:p text:style-name="P5"/>
      <text:p text:style-name="P5">%=POLITESSE=%<text:line-break/></text:p>
      <text:p text:style-name="P5">%=INTRO=%</text:p>
      <text:p text:style-name="P5"/>
      <text:p text:style-name="P4">%=SALUTATIONS=%</text:p>
      <text:p text:style-name="P6"/>
      <text:p text:style-name="P5"/>
      <text:p text:style-name="P5"><text:tab/><text:tab/><text:tab/><text:tab/><text:tab/><text:tab/><text:tab/><text:tab/><text:tab/><text:tab/><text:span text:style-name="T3">%#include PCsignature#%</text:span></text:p>
      <text:p text:style-name="P5"/>
      <text:p text:style-name="P10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%=ANNEXE=%<text:span text:style-name="T4">:</text:span></text:p>
          </table:table-cell>
          <table:table-cell table:style-name="Tableau1.A1" office:value-type="string">
            <text:p text:style-name="P8">%=ANNEXE_MENT=%</text:p>
          </table:table-cell>
        </table:table-row>
      </table:table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%=NO_DECISION=% <text:s/>%=DECISION_DU=%<text:tab/><text:tab/>Page </text:span><text:span text:style-name="MT1"><text:page-number text:select-page="current"/></text:span><text:line-break/><text:span text:style-name="MT1">%=NSS=%<text:tab/>%=AYANT_DROIT=% </text:span></text:p>
        <text:p text:style-name="MP1"><draw:line text:anchor-type="paragraph" draw:z-index="0" draw:style-name="Mgr1" draw:text-style-name="MP2" svg:x1="0.093cm" svg:y1="0.206cm" svg:x2="16.973cm" svg:y2="0.206cm"><text:p/></draw:line></text:p>
      </style:header>
      <style:footer>
        <text:p text:style-name="MP3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9-28T15:08:29.23</dc:date>
    <meta:print-date>2011-02-22T10:58:36</meta:print-date>
    <meta:editing-cycles>84</meta:editing-cycles>
    <meta:editing-duration>P1DT2H17M52S</meta:editing-duration>
    <dc:creator>Sébastien Chèvre</dc:creator>
    <meta:document-statistic meta:table-count="1" meta:image-count="0" meta:object-count="0" meta:page-count="1" meta:paragraph-count="10" meta:word-count="20" meta:character-count="245"/>
    <meta:user-defined meta:name="Info 1"/>
    <meta:user-defined meta:name="Info 2"/>
    <meta:user-defined meta:name="Info 3"/>
    <meta:user-defined meta:name="Info 4"/>
  </office:meta>
</office:document-meta>
</file>